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71e0b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acfd8" officeooo:paragraph-rsid="001acfd8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d120" officeooo:paragraph-rsid="0018d120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officeooo:rsid="000645a6" officeooo:paragraph-rsid="000a3588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1a091c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b4c79"/>
    </style:style>
    <style:style style:name="T3" style:family="text">
      <style:text-properties fo:font-weight="bold" officeooo:rsid="001acfd8" style:font-weight-asian="bold" style:font-weight-complex="bold"/>
    </style:style>
    <style:style style:name="T4" style:family="text">
      <style:text-properties officeooo:rsid="00171e0b"/>
    </style:style>
    <style:style style:name="T5" style:family="text">
      <style:text-properties officeooo:rsid="0018d120"/>
    </style:style>
    <style:style style:name="T6" style:family="text">
      <style:text-properties officeooo:rsid="001a091c"/>
    </style:style>
    <style:style style:name="T7" style:family="text">
      <style:text-properties officeooo:rsid="001acfd8"/>
    </style:style>
    <style:style style:name="T8" style:family="text">
      <style:text-properties style:font-name="Open Sans" fo:font-size="10pt" style:text-underline-style="none" officeooo:rsid="001a091c" style:font-size-asian="10pt" style:font-size-complex="10pt"/>
    </style:style>
    <style:style style:name="T9" style:family="text">
      <style:text-properties style:font-name="Open Sans" fo:font-size="10pt" style:text-underline-style="none" officeooo:rsid="001afe44" style:font-size-asian="10pt" style:font-size-complex="10pt"/>
    </style:style>
    <style:style style:name="T10" style:family="text">
      <style:text-properties style:font-name="Open Sans" fo:font-size="10pt" style:text-underline-style="none" officeooo:rsid="001acfd8" style:font-size-asian="10pt" style:font-size-complex="10pt"/>
    </style:style>
    <style:style style:name="T11" style:family="text">
      <style:text-properties style:font-name="Open Sans" fo:font-size="10pt" style:text-underline-style="none" fo:font-weight="bold" officeooo:rsid="001a091c" style:font-size-asian="10pt" style:font-weight-asian="bold" style:font-size-complex="10pt" style:font-weight-complex="bold"/>
    </style:style>
    <style:style style:name="T12" style:family="text">
      <style:text-properties style:font-name="Open Sans" fo:font-size="10pt" style:text-underline-style="none" fo:font-weight="bold" officeooo:rsid="001afe44" style:font-size-asian="10pt" style:font-weight-asian="bold" style:font-size-complex="10pt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a3588"/>
    </style:style>
    <style:style style:name="T15" style:family="text">
      <style:text-properties officeooo:rsid="00238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4">Consulter les stocks</text:span></text:p>
      <text:p text:style-name="P1"/>
      <text:p text:style-name="P2">Acteur(s) : <text:s/><text:span text:style-name="T2">Directeurs / Managers</text:span></text:p>
      <text:p text:style-name="P1"/>
      <text:p text:style-name="P1">Description : <text:span text:style-name="T4">L’utilisateur doit pouvoir consulter les stocks d’ingrédients afin de connaître le nombre et le type de pizzas restantes pouvant être réalisées</text:span></text:p>
      <text:p text:style-name="P1"/>
      <text:p text:style-name="P1">Auteur : <text:span text:style-name="T15">Damien Ramelet</text:span></text:p>
      <text:p text:style-name="P1"/>
      <text:p text:style-name="P1">Date : <text:span text:style-name="T5">31/05/2020</text:span></text:p>
      <text:p text:style-name="P1"/>
      <text:p text:style-name="P1">Pré-conditions : <text:span text:style-name="T4">L’utilisateur doit être authentifié</text:span></text:p>
      <text:p text:style-name="P3"/>
      <text:p text:style-name="P1">Démarrage : <text:span text:style-name="T5">L’utilisateur clique sur « Consulter les stocks »</text:span></text:p>
      <text:p text:style-name="P1"/>
      <text:p text:style-name="P5">Scénario nominal :</text:p>
      <text:p text:style-name="P10">1. Le système affiche l’état d<text:span text:style-name="T6">u</text:span> stock <text:span text:style-name="T6">d’ingrédients et pour chaque recette de pizza enregistrée, combien peuvent être réalisées avec l’état actuel</text:span></text:p>
      <text:p text:style-name="P13"><text:span text:style-name="T8">2. L’utilisateur clique sur « C</text:span><text:span text:style-name="T9">ommander des articles</text:span><text:span text:style-name="T8"> ». Déclenchement du cas d’utilisation « </text:span><text:span text:style-name="T11">C</text:span><text:span text:style-name="T12">ommander des articles</text:span><text:span text:style-name="T11"> </text:span><text:span text:style-name="T8">». </text:span><text:span text:style-name="T10">Fin du scénario</text:span></text:p>
      <text:p text:style-name="P4"/>
      <text:p text:style-name="P5">Scénario <text:span text:style-name="T1">alternatif :</text:span></text:p>
      <text:p text:style-name="P9">2a. L’utilisateur quitte la page. Fin du scénario.</text:p>
      <text:p text:style-name="P8"/>
      <text:p text:style-name="P6">Scénario d’erreur :</text:p>
      <text:p text:style-name="P9">1a. L’état du stock est nul. Le système affiche un message d’erreur.</text:p>
      <text:p text:style-name="P7"/>
      <text:p text:style-name="P5">Fin :</text:p>
      <text:p text:style-name="P11">Scénario nominal : <text:span text:style-name="T7">L’utilisateur déclenche le cas d’utilisation « </text:span><text:span text:style-name="T3">Mise à jour du stock</text:span><text:span text:style-name="T7"> »</text:span></text:p>
      <text:p text:style-name="P12"><text:span text:style-name="T13">S</text:span><text:span text:style-name="T14">cénario alternatif : L’utilisateur quitte la pag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1:13:17.713000000</meta:creation-date>
    <meta:editing-duration>P0D</meta:editing-duration>
    <meta:editing-cycles>1</meta:editing-cycles>
    <meta:generator>LibreOffice/5.2.7.2.M5$Windows_x86 LibreOffice_project/f1dd49ccf4f05b5d521ffdc647a0647a59769ab8</meta:generator>
    <meta:document-statistic meta:table-count="0" meta:image-count="0" meta:object-count="0" meta:page-count="1" meta:paragraph-count="18" meta:word-count="154" meta:character-count="976" meta:non-whitespace-character-count="838"/>
  </office:meta>
</office:document-meta>
</file>